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5689in" svg:y="3.8461in">
            <draw:object draw:notify-on-update-of-ranges="Sheet1.B23:Sheet1.B42 Sheet1.D23:Sheet1.D42 Sheet1.B23:Sheet1.B42 Sheet1.E23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5587in" svg:y="0.1547in">
            <draw:object draw:notify-on-update-of-ranges="Sheet1.B2:Sheet1.B21 Sheet1.D2:Sheet1.D21 Sheet1.B2:Sheet1.B21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1" office:value-type="time" office:time-value="PT02H47M00S" calcext:value-type="time">
            <text:p>02:47:00 AM</text:p>
          </table:table-cell>
          <table:table-cell table:style-name="ce1" office:value-type="time" office:time-value="PT02H57M00S" calcext:value-type="time">
            <text:p>02:57:00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1" office:value-type="time" office:time-value="PT02H57M00S" calcext:value-type="time">
            <text:p>02:57:00 AM</text:p>
          </table:table-cell>
          <table:table-cell table:style-name="ce1" office:value-type="time" office:time-value="PT03H06M00S" calcext:value-type="time">
            <text:p>03:06:00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1" office:value-type="time" office:time-value="PT03H15M39S" calcext:value-type="time">
            <text:p>03:15:39 AM</text:p>
          </table:table-cell>
          <table:table-cell table:style-name="ce1" office:value-type="time" office:time-value="PT03H23M59S" calcext:value-type="time">
            <text:p>03:23:59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1" office:value-type="time" office:time-value="PT03H07M22S" calcext:value-type="time">
            <text:p>03:07:22 AM</text:p>
          </table:table-cell>
          <table:table-cell table:style-name="ce1" office:value-type="time" office:time-value="PT03H15M12S" calcext:value-type="time">
            <text:p>03:15:12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" office:value-type="time" office:time-value="PT03H26M01S" calcext:value-type="time">
            <text:p>03:26:01 AM</text:p>
          </table:table-cell>
          <table:table-cell table:style-name="ce1" office:value-type="time" office:time-value="PT03H33M31S" calcext:value-type="time">
            <text:p>03:33:31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" office:value-type="time" office:time-value="PT03H34M00S" calcext:value-type="time">
            <text:p>03:34:00 AM</text:p>
          </table:table-cell>
          <table:table-cell table:style-name="ce1" office:value-type="time" office:time-value="PT03H41M00S" calcext:value-type="time">
            <text:p>03:41:00 A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1" office:value-type="time" office:time-value="PT03H41M52S" calcext:value-type="time">
            <text:p>03:41:52 AM</text:p>
          </table:table-cell>
          <table:table-cell table:style-name="ce1" office:value-type="time" office:time-value="PT04H11M58S" calcext:value-type="time">
            <text:p>04:11:58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office:value-type="time" office:time-value="PT04H22M21S" calcext:value-type="time">
            <text:p>04:22:21 AM</text:p>
          </table:table-cell>
          <table:table-cell table:style-name="ce1" office:value-type="time" office:time-value="PT04H37M24S" calcext:value-type="time">
            <text:p>04:37:24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1" office:value-type="time" office:time-value="PT04H43M14S" calcext:value-type="time">
            <text:p>04:43:14 AM</text:p>
          </table:table-cell>
          <table:table-cell table:style-name="ce1" office:value-type="time" office:time-value="PT04H53M20S" calcext:value-type="time">
            <text:p>04:53:20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" office:value-type="time" office:time-value="PT04H59M03S" calcext:value-type="time">
            <text:p>04:59:03 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42:14.416382512</meta:creation-date>
    <dc:date>2021-12-09T14:39:03.658435674</dc:date>
    <meta:editing-duration>PT1H54M26S</meta:editing-duration>
    <meta:editing-cycles>10</meta:editing-cycles>
    <meta:generator>LibreOffice/7.2.2.2$Linux_X86_64 LibreOffice_project/20$Build-2</meta:generator>
    <meta:document-statistic meta:table-count="1" meta:cell-count="3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3:Sheet1.B42 Sheet1.D23:Sheet1.E42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B21 Sheet1.D2:Sheet1.E21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